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color="#26a269" loext:opacity="100%" fo:font-weight="bold"/>
    </style:style>
    <style:style style:name="T2" style:family="text">
      <style:text-properties fo:color="#12488b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hagai@hagais-ubuntu:</text:span><text:span text:style-name="T2">~/Documents/elspl/lab8/task2</text:span><text:span text:style-name="T1">$ readelf -s deep_thought</text:span></text:p>
      <text:p text:style-name="Preformatted_20_Text"/>
      <text:p text:style-name="Preformatted_20_Text">Symbol table &amp;apos;.symtab&amp;apos; contains 12 entries:</text:p>
      <text:p text:style-name="Preformatted_20_Text"><text:s text:c="3"/>Num: <text:s text:c="3"/>Value <text:s/>Size Type <text:s text:c="3"/>Bind <text:s text:c="2"/>Vis <text:s text:c="5"/>Ndx Name</text:p>
      <text:p text:style-name="Preformatted_20_Text"><text:s text:c="5"/>0: 00000000 <text:s text:c="4"/>0 NOTYPE <text:s/>LOCAL <text:s/>DEFAULT <text:s/>UND </text:p>
      <text:p text:style-name="Preformatted_20_Text"><text:s text:c="5"/>1: 08048074 <text:s text:c="4"/>0 SECTION LOCAL <text:s/>DEFAULT <text:s text:c="3"/>1 .note.gnu.build-id</text:p>
      <text:p text:style-name="Preformatted_20_Text"><text:s text:c="5"/>2: 080480a0 <text:s text:c="4"/>0 SECTION LOCAL <text:s/>DEFAULT <text:s text:c="3"/>2 .text</text:p>
      <text:p text:style-name="Preformatted_20_Text"><text:s text:c="5"/>3: 00000000 <text:s text:c="4"/>0 FILE <text:s text:c="3"/>LOCAL <text:s/>DEFAULT <text:s/>ABS deep.s</text:p>
      <text:p text:style-name="Preformatted_20_Text"><text:s text:c="5"/>4: 08048194 <text:s text:c="4"/>0 NOTYPE <text:s/>LOCAL <text:s/>DEFAULT <text:s text:c="3"/>2 deep_</text:p>
      <text:p text:style-name="Preformatted_20_Text"><text:s text:c="5"/>5: 080481ac <text:s text:c="4"/>0 NOTYPE <text:s/>LOCAL <text:s/>DEFAULT <text:s text:c="3"/>2 start_deep</text:p>
      <text:p text:style-name="Preformatted_20_Text"><text:s text:c="5"/>6: 080481d8 <text:s text:c="4"/>0 NOTYPE <text:s/>LOCAL <text:s/>DEFAULT <text:s text:c="3"/>2 deep</text:p>
      <text:p text:style-name="Preformatted_20_Text"><text:s text:c="5"/>7: 08048208 <text:s text:c="4"/>0 NOTYPE <text:s/>LOCAL <text:s/>DEFAULT <text:s text:c="3"/>2 deep.deep_</text:p>
      <text:p text:style-name="Preformatted_20_Text"><text:s text:c="5"/>8: 08048156 <text:s text:c="4"/>0 NOTYPE <text:s/>GLOBAL DEFAULT <text:s text:c="3"/>2 _start</text:p>
      <text:p text:style-name="Preformatted_20_Text"><text:s text:c="5"/>9: 08049208 <text:s text:c="4"/>0 NOTYPE <text:s/>GLOBAL DEFAULT <text:s text:c="3"/>2 __bss_start</text:p>
      <text:p text:style-name="Preformatted_20_Text"><text:s text:c="4"/>10: 08049208 <text:s text:c="4"/>0 NOTYPE <text:s/>GLOBAL DEFAULT <text:s text:c="3"/>2 _edata</text:p>
      <text:p text:style-name="Preformatted_20_Text"><text:s text:c="4"/>11: 08049208 <text:s text:c="4"/>0 NOTYPE <text:s/>GLOBAL DEFAULT <text:s text:c="3"/>2 _end</text:p>
      <text:p text:style-name="Preformatted_20_Text"><text:span text:style-name="T1">hagai@hagais-ubuntu</text:span>:<text:span text:style-name="T2">~/Documents/elspl/lab8/task2</text:span>$ readelf -h deep_thought</text:p>
      <text:p text:style-name="Preformatted_20_Text">ELF Header:</text:p>
      <text:p text:style-name="Preformatted_20_Text"><text:s text:c="2"/>Magic: <text:s text:c="2"/>7f 45 4c 46 01 01 01 00 00 00 00 00 00 00 00 00 </text:p>
      <text:p text:style-name="Preformatted_20_Text"><text:s text:c="2"/>Class: <text:s text:c="28"/>ELF32</text:p>
      <text:p text:style-name="Preformatted_20_Text"><text:s text:c="2"/>Data: <text:s text:c="29"/>2&amp;apos;s complement, little endian</text:p>
      <text:p text:style-name="Preformatted_20_Text"><text:s text:c="2"/>Version: <text:s text:c="26"/>1 (current)</text:p>
      <text:p text:style-name="Preformatted_20_Text"><text:s text:c="2"/>OS/ABI: <text:s text:c="27"/>UNIX - System V</text:p>
      <text:p text:style-name="Preformatted_20_Text"><text:s text:c="2"/>ABI Version: <text:s text:c="22"/>0</text:p>
      <text:p text:style-name="Preformatted_20_Text"><text:s text:c="2"/>Type: <text:s text:c="29"/>EXEC (Executable file)</text:p>
      <text:p text:style-name="Preformatted_20_Text"><text:s text:c="2"/>Machine: <text:s text:c="26"/>Intel 80386</text:p>
      <text:p text:style-name="Preformatted_20_Text"><text:s text:c="2"/>Version: <text:s text:c="26"/>0x1</text:p>
      <text:p text:style-name="Preformatted_20_Text"><text:s text:c="2"/>Entry point address: <text:s text:c="14"/>0x804816c</text:p>
      <text:p text:style-name="Preformatted_20_Text"><text:s text:c="2"/>Start of program headers: <text:s text:c="9"/>52 (bytes into file)</text:p>
      <text:p text:style-name="Preformatted_20_Text"><text:s text:c="2"/>Start of section headers: <text:s text:c="9"/>820 (bytes into file)</text:p>
      <text:p text:style-name="Preformatted_20_Text"><text:s text:c="2"/>Flags: <text:s text:c="28"/>0x0</text:p>
      <text:p text:style-name="Preformatted_20_Text"><text:s text:c="2"/>Size of this header: <text:s text:c="14"/>52 (bytes)</text:p>
      <text:p text:style-name="Preformatted_20_Text"><text:s text:c="2"/>Size of program headers: <text:s text:c="10"/>32 (bytes)</text:p>
      <text:p text:style-name="Preformatted_20_Text"><text:s text:c="2"/>Number of program headers: <text:s text:c="8"/>2</text:p>
      <text:p text:style-name="Preformatted_20_Text"><text:s text:c="2"/>Size of section headers: <text:s text:c="10"/>40 (bytes)</text:p>
      <text:p text:style-name="Preformatted_20_Text"><text:s text:c="2"/>Number of section headers: <text:s text:c="8"/>6</text:p>
      <text:p text:style-name="Preformatted_20_Text"><text:s text:c="2"/>Section header string table index: 5</text:p>
      <text:p text:style-name="Preformatted_20_Text"><text:span text:style-name="T1">hagai@hagais-ubuntu</text:span>:<text:span text:style-name="T2">~/Documents/elspl/lab8/task2</text:span>$ readelf -S deep_thought</text:p>
      <text:p text:style-name="Preformatted_20_Text">There are 6 section headers, starting at offset 0x334:</text:p>
      <text:p text:style-name="Preformatted_20_Text"/>
      <text:p text:style-name="Preformatted_20_Text">Section Headers:</text:p>
      <text:p text:style-name="Preformatted_20_Text"><text:s text:c="2"/>[Nr] Name <text:s text:c="13"/>Type <text:s text:c="11"/>Addr <text:s text:c="4"/>Off <text:s text:c="3"/>Size <text:s text:c="2"/>ES Flg Lk Inf Al</text:p>
      <text:p text:style-name="Preformatted_20_Text"><text:s text:c="2"/>[ 0] <text:s text:c="18"/>NULL <text:s text:c="11"/>00000000 000000 000000 00 <text:s text:c="5"/>0 <text:s text:c="2"/>0 <text:s/>0</text:p>
      <text:p text:style-name="Preformatted_20_Text"><text:s text:c="2"/>[ 1] .note.gnu.bu[...] NOTE <text:s text:c="11"/>08048074 000074 000024 00 <text:s text:c="2"/>A <text:s/>0 <text:s text:c="2"/>0 <text:s/>4</text:p>
      <text:p text:style-name="Preformatted_20_Text"><text:s text:c="2"/>[ 2] .text <text:s text:c="12"/>PROGBITS <text:s text:c="7"/>080480a0 0000a0 000168 00 <text:s/>AX <text:s/>0 <text:s text:c="2"/>0 16</text:p>
      <text:p text:style-name="Preformatted_20_Text"><text:s text:c="2"/>[ 3] .symtab <text:s text:c="10"/>SYMTAB <text:s text:c="9"/>00000000 000208 0000c0 10 <text:s text:c="5"/>4 <text:s text:c="2"/>8 <text:s/>4</text:p>
      <text:p text:style-name="Preformatted_20_Text"><text:s text:c="2"/>[ 4] .strtab <text:s text:c="10"/>STRTAB <text:s text:c="9"/>00000000 0002c8 000036 00 <text:s text:c="5"/>0 <text:s text:c="2"/>0 <text:s/>1</text:p>
      <text:p text:style-name="Preformatted_20_Text"><text:s text:c="2"/>[ 5] .shstrtab <text:s text:c="8"/>STRTAB <text:s text:c="9"/>00000000 0002fe 000034 00 <text:s text:c="5"/>0 <text:s text:c="2"/>0 <text:s/>1</text:p>
      <text:p text:style-name="Preformatted_20_Text">Key to Flags:</text:p>
      <text:p text:style-name="Preformatted_20_Text"><text:s text:c="2"/>W (write), A (alloc), X (execute), M (merge), S (strings), I (info),</text:p>
      <text:p text:style-name="Preformatted_20_Text"><text:s text:c="2"/>L (link order), O (extra OS processing required), G (group), T (TLS),</text:p>
      <text:p text:style-name="Preformatted_20_Text"><text:s text:c="2"/>C (compressed), x (unknown), o (OS specific), E (exclude),</text:p>
      <text:p text:style-name="P1"><text:s text:c="2"/>D (mbind), p (processor specific)</text:p>
      <text:p text:style-name="Preformatted_20_Text"><text:span text:style-name="T1"/></text:p>
      <text:p text:style-name="Preformatted_20_Text"><text:span text:style-name="T1"/></text:p>
      <text:p text:style-name="Preformatted_20_Text"><text:span text:style-name="T1"/></text:p>
      <text:p text:style-name="Preformatted_20_Text"><text:span text:style-name="T1"/></text:p>
      <text:p text:style-name="Preformatted_20_Text"><text:span text:style-name="T1"/></text:p>
      <text:p text:style-name="Preformatted_20_Text"><text:span text:style-name="T1"/></text:p>
      <text:p text:style-name="Preformatted_20_Text"><text:span text:style-name="T1"/></text:p>
      <text:p text:style-name="Preformatted_20_Text"><text:span text:style-name="T1"/></text:p>
      <text:p text:style-name="Preformatted_20_Text"><text:span text:style-name="T1"/></text:p>
      <text:p text:style-name="Preformatted_20_Text"><text:soft-page-break/><text:span text:style-name="T1"/></text:p>
      <text:p text:style-name="Preformatted_20_Text"><text:span text:style-name="T1"/></text:p>
      <text:p text:style-name="Preformatted_20_Text"><text:span text:style-name="T1">hagai@hagais-ubuntu</text:span>:<text:span text:style-name="T2">~/Documents/elspl/lab8/task2</text:span>$ ./hexeditplus</text:p>
      <text:p text:style-name="Preformatted_20_Text">Choose action:</text:p>
      <text:p text:style-name="Preformatted_20_Text">0-Toggle Debug Mode</text:p>
      <text:p text:style-name="Preformatted_20_Text">1-Set File Name</text:p>
      <text:p text:style-name="Preformatted_20_Text">2-Set Unit Size</text:p>
      <text:p text:style-name="Preformatted_20_Text">3-Load Into Memory</text:p>
      <text:p text:style-name="Preformatted_20_Text">4-Toggle Display Mode</text:p>
      <text:p text:style-name="Preformatted_20_Text">5-Memory Display</text:p>
      <text:p text:style-name="Preformatted_20_Text">6-Save Into File</text:p>
      <text:p text:style-name="Preformatted_20_Text">7-Memory Modify</text:p>
      <text:p text:style-name="Preformatted_20_Text">8-Quit</text:p>
      <text:p text:style-name="Preformatted_20_Text">1</text:p>
      <text:p text:style-name="Preformatted_20_Text"/>
      <text:p text:style-name="Preformatted_20_Text">insert new file name:</text:p>
      <text:p text:style-name="Preformatted_20_Text">deep_thought</text:p>
      <text:p text:style-name="Preformatted_20_Text">Choose action:</text:p>
      <text:p text:style-name="Preformatted_20_Text">0-Toggle Debug Mode</text:p>
      <text:p text:style-name="Preformatted_20_Text">1-Set File Name</text:p>
      <text:p text:style-name="Preformatted_20_Text">2-Set Unit Size</text:p>
      <text:p text:style-name="Preformatted_20_Text">3-Load Into Memory</text:p>
      <text:p text:style-name="Preformatted_20_Text">4-Toggle Display Mode</text:p>
      <text:p text:style-name="Preformatted_20_Text">5-Memory Display</text:p>
      <text:p text:style-name="Preformatted_20_Text">6-Save Into File</text:p>
      <text:p text:style-name="Preformatted_20_Text">7-Memory Modify</text:p>
      <text:p text:style-name="Preformatted_20_Text">8-Quit</text:p>
      <text:p text:style-name="Preformatted_20_Text">2</text:p>
      <text:p text:style-name="Preformatted_20_Text"/>
      <text:p text:style-name="Preformatted_20_Text">pick a number: 1</text:p>
      <text:p text:style-name="Preformatted_20_Text">Choose action:</text:p>
      <text:p text:style-name="Preformatted_20_Text">0-Toggle Debug Mode</text:p>
      <text:p text:style-name="Preformatted_20_Text">1-Set File Name</text:p>
      <text:p text:style-name="Preformatted_20_Text">2-Set Unit Size</text:p>
      <text:p text:style-name="Preformatted_20_Text">3-Load Into Memory</text:p>
      <text:p text:style-name="Preformatted_20_Text">4-Toggle Display Mode</text:p>
      <text:p text:style-name="Preformatted_20_Text">5-Memory Display</text:p>
      <text:p text:style-name="Preformatted_20_Text">6-Save Into File</text:p>
      <text:p text:style-name="Preformatted_20_Text">7-Memory Modify</text:p>
      <text:p text:style-name="Preformatted_20_Text">8-Quit</text:p>
      <text:p text:style-name="Preformatted_20_Text">3</text:p>
      <text:p text:style-name="Preformatted_20_Text"/>
      <text:p text:style-name="Preformatted_20_Text">Please enter &lt;location&gt; &lt;length&gt;</text:p>
      <text:p text:style-name="Preformatted_20_Text">28c 4</text:p>
      <text:p text:style-name="Preformatted_20_Text">Loaded 4 units into memory</text:p>
      <text:p text:style-name="Preformatted_20_Text">Choose action:</text:p>
      <text:p text:style-name="Preformatted_20_Text">0-Toggle Debug Mode</text:p>
      <text:p text:style-name="Preformatted_20_Text">1-Set File Name</text:p>
      <text:p text:style-name="Preformatted_20_Text">2-Set Unit Size</text:p>
      <text:p text:style-name="Preformatted_20_Text">3-Load Into Memory</text:p>
      <text:p text:style-name="Preformatted_20_Text">4-Toggle Display Mode</text:p>
      <text:p text:style-name="Preformatted_20_Text">5-Memory Display</text:p>
      <text:p text:style-name="Preformatted_20_Text">6-Save Into File</text:p>
      <text:p text:style-name="Preformatted_20_Text">7-Memory Modify</text:p>
      <text:p text:style-name="Preformatted_20_Text">8-Quit</text:p>
      <text:p text:style-name="Preformatted_20_Text">4</text:p>
      <text:p text:style-name="Preformatted_20_Text"/>
      <text:p text:style-name="Preformatted_20_Text">Display flag now on, hexadecimal representation</text:p>
      <text:p text:style-name="Preformatted_20_Text">Choose action:</text:p>
      <text:p text:style-name="Preformatted_20_Text">0-Toggle Debug Mode</text:p>
      <text:p text:style-name="Preformatted_20_Text">1-Set File Name</text:p>
      <text:p text:style-name="Preformatted_20_Text">2-Set Unit Size</text:p>
      <text:p text:style-name="Preformatted_20_Text">3-Load Into Memory</text:p>
      <text:p text:style-name="Preformatted_20_Text">4-Toggle Display Mode</text:p>
      <text:p text:style-name="Preformatted_20_Text"><text:soft-page-break/>5-Memory Display</text:p>
      <text:p text:style-name="Preformatted_20_Text">6-Save Into File</text:p>
      <text:p text:style-name="Preformatted_20_Text">7-Memory Modify</text:p>
      <text:p text:style-name="Preformatted_20_Text">8-Quit</text:p>
      <text:p text:style-name="Preformatted_20_Text">5</text:p>
      <text:p text:style-name="Preformatted_20_Text"/>
      <text:p text:style-name="Preformatted_20_Text">ente units num and address: </text:p>
      <text:p text:style-name="Preformatted_20_Text">4 0</text:p>
      <text:p text:style-name="Preformatted_20_Text">0x56</text:p>
      <text:p text:style-name="Preformatted_20_Text">0x81</text:p>
      <text:p text:style-name="Preformatted_20_Text">0x4</text:p>
      <text:p text:style-name="Preformatted_20_Text">0x8</text:p>
      <text:p text:style-name="Preformatted_20_Text">Choose action:</text:p>
      <text:p text:style-name="Preformatted_20_Text">0-Toggle Debug Mode</text:p>
      <text:p text:style-name="Preformatted_20_Text">1-Set File Name</text:p>
      <text:p text:style-name="Preformatted_20_Text">2-Set Unit Size</text:p>
      <text:p text:style-name="Preformatted_20_Text">3-Load Into Memory</text:p>
      <text:p text:style-name="Preformatted_20_Text">4-Toggle Display Mode</text:p>
      <text:p text:style-name="Preformatted_20_Text">5-Memory Display</text:p>
      <text:p text:style-name="Preformatted_20_Text">6-Save Into File</text:p>
      <text:p text:style-name="Preformatted_20_Text">7-Memory Modify</text:p>
      <text:p text:style-name="Preformatted_20_Text">8-Quit</text:p>
      <text:p text:style-name="Preformatted_20_Text">6</text:p>
      <text:p text:style-name="Preformatted_20_Text"/>
      <text:p text:style-name="Preformatted_20_Text">Enter source-address, target-location and length: </text:p>
      <text:p text:style-name="Preformatted_20_Text">0 18 4</text:p>
      <text:p text:style-name="Preformatted_20_Text">Choose action:</text:p>
      <text:p text:style-name="Preformatted_20_Text">0-Toggle Debug Mode</text:p>
      <text:p text:style-name="Preformatted_20_Text">1-Set File Name</text:p>
      <text:p text:style-name="Preformatted_20_Text">2-Set Unit Size</text:p>
      <text:p text:style-name="Preformatted_20_Text">3-Load Into Memory</text:p>
      <text:p text:style-name="Preformatted_20_Text">4-Toggle Display Mode</text:p>
      <text:p text:style-name="Preformatted_20_Text">5-Memory Display</text:p>
      <text:p text:style-name="Preformatted_20_Text">6-Save Into File</text:p>
      <text:p text:style-name="Preformatted_20_Text">7-Memory Modify</text:p>
      <text:p text:style-name="Preformatted_20_Text">8-Quit</text:p>
      <text:p text:style-name="P1">8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6:03:30.125747372</meta:creation-date>
    <dc:date>2022-12-27T16:04:25.819638370</dc:date>
    <meta:editing-duration>PT56S</meta:editing-duration>
    <meta:editing-cycles>1</meta:editing-cycles>
    <meta:document-statistic meta:table-count="0" meta:image-count="0" meta:object-count="0" meta:page-count="3" meta:paragraph-count="144" meta:word-count="582" meta:character-count="4242" meta:non-whitespace-character-count="3051"/>
    <meta:generator>LibreOffice/7.3.6.2$Linux_X86_64 LibreOffice_project/30$Build-2</meta:generator>
  </office:meta>
</office:document-meta>
</file>